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091" officeooo:paragraph-rsid="00177091"/>
    </style:style>
    <style:style style:name="P2" style:family="paragraph" style:parent-style-name="Standard">
      <style:text-properties fo:color="#800080" officeooo:rsid="00177091" officeooo:paragraph-rsid="00177091"/>
    </style:style>
    <style:style style:name="P3" style:family="paragraph" style:parent-style-name="Standard">
      <style:text-properties fo:color="#800080" officeooo:rsid="0020f125" officeooo:paragraph-rsid="0020f125"/>
    </style:style>
    <style:style style:name="P4" style:family="paragraph" style:parent-style-name="Standard">
      <style:text-properties fo:color="#e16173" officeooo:rsid="00177091" officeooo:paragraph-rsid="00177091"/>
    </style:style>
    <style:style style:name="P5" style:family="paragraph" style:parent-style-name="Standard">
      <style:text-properties fo:color="#e16173" officeooo:rsid="0020f125" officeooo:paragraph-rsid="0020f125"/>
    </style:style>
    <style:style style:name="P6" style:family="paragraph" style:parent-style-name="Standard">
      <style:text-properties officeooo:paragraph-rsid="00177091"/>
    </style:style>
    <style:style style:name="P7" style:family="paragraph" style:parent-style-name="Standard">
      <style:text-properties fo:color="#000000" officeooo:rsid="00177091" officeooo:paragraph-rsid="00177091"/>
    </style:style>
    <style:style style:name="P8" style:family="paragraph" style:parent-style-name="Standard">
      <style:text-properties fo:color="#000000" officeooo:rsid="00194266" officeooo:paragraph-rsid="00194266"/>
    </style:style>
    <style:style style:name="P9" style:family="paragraph" style:parent-style-name="Standard">
      <style:text-properties fo:color="#000000" officeooo:rsid="001b1dd2" officeooo:paragraph-rsid="001b1dd2"/>
    </style:style>
    <style:style style:name="P10" style:family="paragraph" style:parent-style-name="Standard">
      <style:text-properties fo:color="#000000" officeooo:rsid="001f71db" officeooo:paragraph-rsid="001f71db"/>
    </style:style>
    <style:style style:name="P11" style:family="paragraph" style:parent-style-name="Standard">
      <style:text-properties fo:color="#000000" officeooo:rsid="0020f125" officeooo:paragraph-rsid="0020f125"/>
    </style:style>
    <style:style style:name="P12" style:family="paragraph" style:parent-style-name="Standard">
      <style:text-properties fo:color="#000000" officeooo:rsid="00228248" officeooo:paragraph-rsid="00228248"/>
    </style:style>
    <style:style style:name="P13" style:family="paragraph" style:parent-style-name="Standard">
      <style:text-properties officeooo:paragraph-rsid="00194266"/>
    </style:style>
    <style:style style:name="P14" style:family="paragraph" style:parent-style-name="Standard">
      <style:text-properties officeooo:rsid="00194266" officeooo:paragraph-rsid="00194266"/>
    </style:style>
    <style:style style:name="P15" style:family="paragraph" style:parent-style-name="Standard">
      <style:text-properties fo:color="#ff0000" officeooo:rsid="00194266" officeooo:paragraph-rsid="00194266"/>
    </style:style>
    <style:style style:name="P16" style:family="paragraph" style:parent-style-name="Standard">
      <style:text-properties fo:color="#ff0000" officeooo:rsid="001b1dd2" officeooo:paragraph-rsid="001b1dd2"/>
    </style:style>
    <style:style style:name="P17" style:family="paragraph" style:parent-style-name="Standard">
      <style:text-properties officeooo:rsid="001ab5c4" officeooo:paragraph-rsid="001ab5c4"/>
    </style:style>
    <style:style style:name="P18" style:family="paragraph" style:parent-style-name="Standard">
      <style:text-properties officeooo:rsid="001b13cd" officeooo:paragraph-rsid="001b13cd"/>
    </style:style>
    <style:style style:name="P19" style:family="paragraph" style:parent-style-name="Standard">
      <style:text-properties officeooo:paragraph-rsid="001b13cd"/>
    </style:style>
    <style:style style:name="P20" style:family="paragraph" style:parent-style-name="Standard">
      <style:text-properties officeooo:rsid="001be62e" officeooo:paragraph-rsid="001be62e"/>
    </style:style>
    <style:style style:name="P21" style:family="paragraph" style:parent-style-name="Standard">
      <style:text-properties fo:color="#000000" officeooo:rsid="00194266" officeooo:paragraph-rsid="00194266"/>
    </style:style>
    <style:style style:name="P22" style:family="paragraph" style:parent-style-name="Standard">
      <style:text-properties fo:color="#800080" officeooo:rsid="0020f125" officeooo:paragraph-rsid="001f71db"/>
    </style:style>
    <style:style style:name="P23" style:family="paragraph" style:parent-style-name="Text_20_body" style:list-style-name="L1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T1" style:family="text">
      <style:text-properties officeooo:rsid="00177091"/>
    </style:style>
    <style:style style:name="T2" style:family="text">
      <style:text-properties fo:color="#800080"/>
    </style:style>
    <style:style style:name="T3" style:family="text">
      <style:text-properties fo:color="#800080" officeooo:rsid="00194266"/>
    </style:style>
    <style:style style:name="T4" style:family="text">
      <style:text-properties fo:color="#800080" officeooo:rsid="001e651a"/>
    </style:style>
    <style:style style:name="T5" style:family="text">
      <style:text-properties fo:color="#800080" officeooo:rsid="001b13cd"/>
    </style:style>
    <style:style style:name="T6" style:family="text">
      <style:text-properties fo:color="#e16173"/>
    </style:style>
    <style:style style:name="T7" style:family="text">
      <style:text-properties fo:color="#e16173" officeooo:rsid="00177091"/>
    </style:style>
    <style:style style:name="T8" style:family="text">
      <style:text-properties fo:color="#000000" officeooo:rsid="00194266"/>
    </style:style>
    <style:style style:name="T9" style:family="text">
      <style:text-properties fo:color="#000000" officeooo:rsid="001ab5c4"/>
    </style:style>
    <style:style style:name="T10" style:family="text">
      <style:text-properties fo:color="#ff0000"/>
    </style:style>
    <style:style style:name="T11" style:family="text">
      <style:text-properties fo:color="#ff0000" officeooo:rsid="001e651a"/>
    </style:style>
    <style:style style:name="T12" style:family="text">
      <style:text-properties fo:color="#ff0000" officeooo:rsid="001b13cd"/>
    </style:style>
    <style:style style:name="T13" style:family="text">
      <style:text-properties officeooo:rsid="001b13cd"/>
    </style:style>
    <style:style style:name="T14" style:family="text">
      <style:text-properties officeooo:rsid="001be62e"/>
    </style:style>
    <style:style style:name="T15" style:family="text">
      <style:text-properties officeooo:rsid="001e651a"/>
    </style:style>
    <style:style style:name="T16" style:family="text">
      <style:text-properties officeooo:rsid="001f71db"/>
    </style:style>
    <style:style style:name="T17" style:family="text">
      <style:text-properties officeooo:rsid="001fff2d"/>
    </style:style>
    <style:style style:name="T18" style:family="text">
      <style:text-properties fo:font-variant="normal" fo:text-transform="none" style:font-name="Verdana" fo:font-size="11.2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: faz-se as alterações n<text:span text:style-name="T14">a tag HEAD</text:span> para os títulos : EX h2:</text:p>
      <text:p text:style-name="P20"/>
      <text:p text:style-name="P20">&lt;head&gt;</text:p>
      <text:p text:style-name="P1"><text:span text:style-name="T2">&lt;style&gt;</text:span> </text:p>
      <text:p text:style-name="P20">Vai mudar o estilo do texto</text:p>
      <text:p text:style-name="P1"/>
      <text:p text:style-name="P4">h2 {<text:line-break/><text:tab/>color:green<text:line-break/> <text:s text:c="4"/>}</text:p>
      <text:p text:style-name="P1"/>
      <text:p text:style-name="P2"><text:s/>&lt;/stile&gt;</text:p>
      <text:p text:style-name="P20">&lt;/head&gt;</text:p>
      <text:p text:style-name="P1"/>
      <text:p text:style-name="P1">pode-se mudar o plano de fundo do body (AINDA NA TAG HEAD):</text:p>
      <text:p text:style-name="P1"/>
      <text:p text:style-name="P2">&lt;style&gt;</text:p>
      <text:p text:style-name="P1"><text:tab/><text:span text:style-name="T6">body {</text:span></text:p>
      <text:p text:style-name="P4"><text:s text:c="17"/>background-color: rgb (nRed,nGreen,nBlue)</text:p>
      <text:p text:style-name="P4"><text:tab/><text:tab/>}</text:p>
      <text:p text:style-name="P1"><text:tab/></text:p>
      <text:p text:style-name="P2">&lt;/style&gt;</text:p>
      <text:p text:style-name="P1"/>
      <text:p text:style-name="P1">OBS: Pode-se determinar cor com RGB.</text:p>
      <text:p text:style-name="P1"/>
      <text:p text:style-name="P1"/>
      <text:p text:style-name="P14"><text:span text:style-name="T2">font-size</text:span>: muda tamanho da fonte</text:p>
      <text:p text:style-name="P14"><text:span text:style-name="T2">background-color</text:span>: muda a cor do fundo</text:p>
      <text:p text:style-name="P14"><text:span text:style-name="T2">color</text:span>: muda a cor da letra</text:p>
      <text:p text:style-name="P14"><text:span text:style-name="T2">rgb(nR,nG,nB)</text:span>: Da uma cor do rgb mudando os termos nR nG e nB.</text:p>
      <text:p text:style-name="P17"><text:span text:style-name="T2">font-family</text:span>: Muda a fonte do site. Font-family: fantasy</text:p>
      <text:p text:style-name="P17">Fontes: family, fantasy, sans-serif, serif , cursive, monospace</text:p>
      <text:p text:style-name="P17">OBS: Fontes só funcionam se a fonte tiver no computador. Ainda pode-se utilizar uma fonte reserva com <text:span text:style-name="T2">,</text:span> . <text:span text:style-name="T10">font-family: serif, fantasy</text:span> : fantasy só entraria se serif não estiver no computador.</text:p>
      <text:p text:style-name="P18"><text:span text:style-name="T4">f</text:span><text:span text:style-name="T2">ont-weight</text:span>: pode por em negrito todo o texto. <text:span text:style-name="T11">f</text:span><text:span text:style-name="T10">ont-weight bold</text:span></text:p>
      <text:p text:style-name="P19"><text:span text:style-name="T4">f</text:span><text:span text:style-name="T5">ont-style</text:span><text:span text:style-name="T13">: pode por em negrito todo o texto. </text:span><text:span text:style-name="T11">f</text:span><text:span text:style-name="T12">ont-style italic</text:span></text:p>
      <text:p text:style-name="P18"><text:span text:style-name="T2">font-height</text:span>: Muda a altura do texto. <text:span text:style-name="T11">f</text:span><text:span text:style-name="T10">ont-height: 40px</text:span></text:p>
      <text:p text:style-name="P18"><text:span text:style-name="T2">font-align</text:span>: Deixa o texto com algum tipo de alinhamento. <text:span text:style-name="T11">f</text:span><text:span text:style-name="T10">ont-align: center</text:span></text:p>
      <text:p text:style-name="P18"><text:span text:style-name="T2">text-decoration</text:span>: Pode deixar o texto sublinhado. <text:span text:style-name="T11">t</text:span><text:span text:style-name="T10">ext-decoration: underline</text:span></text:p>
      <text:p text:style-name="P18"><text:span text:style-name="T15">DICA DE CSS: </text:span>csszengarden.com </text:p>
      <text:p text:style-name="P18"><text:s/><text:span text:style-name="T16">google.fonts tem varias fontes para baixar.</text:span></text:p>
      <text:p text:style-name="P18"/>
      <text:p text:style-name="P17"/>
      <text:p text:style-name="P1"/>
      <text:p text:style-name="P1"/>
      <text:p text:style-name="P1">Pode-se ainda mudar apenas uma tag, utilizando o ID dela.</text:p>
      <text:p text:style-name="P1"/>
      <text:p text:style-name="P2">&lt;style&gt;</text:p>
      <text:p text:style-name="P6"><text:span text:style-name="T1"><text:tab/></text:span><text:span text:style-name="T7">#IDcriado {</text:span></text:p>
      <text:p text:style-name="P4"><text:s text:c="17"/>background-collor: rgb (nRed,nGreen,nBlue)</text:p>
      <text:p text:style-name="P4"><text:tab/><text:tab/>}</text:p>
      <text:p text:style-name="P1"><text:tab/></text:p>
      <text:p text:style-name="P2">&lt;/style&gt;</text:p>
      <text:p text:style-name="P2"><text:soft-page-break/></text:p>
      <text:p text:style-name="P7">OBS: Também pode mudar cor do título com ID e demais coisas.</text:p>
      <text:p text:style-name="P7"/>
      <text:p text:style-name="P7"/>
      <text:p text:style-name="P11">Para colocar mais de um indicador numa mesma característica:</text:p>
      <text:p text:style-name="P11"/>
      <text:p text:style-name="P3">&lt;style&gt;</text:p>
      <text:p text:style-name="P5">h1, h2, h3, h2 {</text:p>
      <text:p text:style-name="P5">color:red</text:p>
      <text:p text:style-name="P5">}</text:p>
      <text:p text:style-name="P3">&lt;/style&gt;</text:p>
      <text:p text:style-name="P3"/>
      <text:p text:style-name="P11">Ainda pode-se usar classe.</text:p>
      <text:p text:style-name="P13"><text:span text:style-name="T8">CLASSE: Para organizar de uma vez. Igual ID, </text:span><text:span text:style-name="T9">mas</text:span><text:span text:style-name="T8"> não precisa ser único. Para colocar estilos para classes começa com </text:span><text:span text:style-name="T3">.</text:span><text:span text:style-name="T8"> . </text:span></text:p>
      <text:p text:style-name="P8"/>
      <text:p text:style-name="P15">&lt;style&gt;</text:p>
      <text:p text:style-name="P15">.nomeClasse {<text:line-break/>}</text:p>
      <text:p text:style-name="P15">&lt;/style&gt;</text:p>
      <text:p text:style-name="P8"/>
      <text:p text:style-name="P8"/>
      <text:p text:style-name="P8"><text:span text:style-name="T2">&lt;h1 class=”nomeClasse”&gt; texto que será editado &lt;/h1&gt; : </text:span>Para criar a classe em um título h1.</text:p>
      <text:p text:style-name="P8"/>
      <text:p text:style-name="P8"/>
      <text:p text:style-name="P9">É possível colocar propriedades diretamente na TAG, sem utilizar os &lt;style&gt;&lt;/style&gt;</text:p>
      <text:p text:style-name="P9">EX:</text:p>
      <text:p text:style-name="P9"/>
      <text:p text:style-name="P16">&lt;h1 style=”font-size:30px background-collor:red font-style:italic”&gt; TITULU H1 &lt;/h1&gt;</text:p>
      <text:p text:style-name="P16"/>
      <text:p text:style-name="P9">É possível utilizar o mesmo estilo para quantas paginas você quiser.</text:p>
      <text:p text:style-name="P9">Para isso cria-se outro arquivo com o nome style.css ; copia todo o código e cola nele exatamente igual e salva. Para linkar um arquivo HTML sem estilo com o estilo criado usa-se a tag &lt;link&gt;</text:p>
      <text:p text:style-name="P16"/>
      <text:p text:style-name="P16">&lt;link rel=”stylesheet” type=”text/CSS” href=”nomeDoArquivoEstilo”&gt;</text:p>
      <text:p text:style-name="P9"/>
      <text:p text:style-name="P10">Para importar uma fonte do google.fonts. Vai em links, copia o link que o google da dá, e cola em HEAD. <text:span text:style-name="T17">Com isso sempre a pessoa vai conseguir carregar a fonte.</text:span></text:p>
      <text:p text:style-name="P10"/>
      <text:p text:style-name="P12">Para fazer botões: Padding.</text:p>
      <text:p text:style-name="P12"/>
      <text:p text:style-name="P12"/>
      <text:p text:style-name="P12">Padding: <text:span text:style-name="T18"><text:s/>25px 50px 75px;</text:span></text:p>
      <text:list xml:id="list2699032011" text:style-name="L1">
        <text:list-item>
          <text:list>
            <text:list-item>
              <text:p text:style-name="P24">top padding is 25px</text:p>
            </text:list-item>
            <text:list-item>
              <text:p text:style-name="P24">right and left paddings are 50px</text:p>
            </text:list-item>
            <text:list-item>
              <text:p text:style-name="P23">bottom padding is 75px</text:p>
            </text:list-item>
          </text:list>
        </text:list-item>
      </text:list>
      <text:p text:style-name="P12">border-radius: Faz ficar redondo . Border-radius: 50px</text:p>
      <text:p text:style-name="P12"/>
      <text:p text:style-name="P12">border-radius: 100% → faz ficar um circulo</text:p>
      <text:p text:style-name="P12"/>
      <text:p text:style-name="P10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5:01:39.901887294</meta:creation-date>
    <dc:date>2021-05-17T17:03:47.422301795</dc:date>
    <meta:editing-duration>PT1H12M3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423" meta:character-count="2646" meta:non-whitespace-character-count="2233"/>
  </office:meta>
</office:document-meta>
</file>